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Tahoma1" svg:font-family="Tahoma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026cm" fo:margin-right="0cm" fo:margin-top="0.199cm" fo:margin-bottom="0cm" fo:text-align="justify" style:justify-single-word="false" fo:text-indent="0cm" style:auto-text-indent="false">
        <style:tab-stops/>
      </style:paragraph-properties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margin-left="0.026cm" fo:margin-right="0cm" fo:margin-top="0.199cm" fo:margin-bottom="0cm" fo:text-align="justify" style:justify-single-word="false" fo:text-indent="0cm" style:auto-text-indent="false" style:shadow="none">
        <style:tab-stops/>
      </style:paragraph-properties>
      <style:text-properties fo:font-size="11pt" fo:font-weight="normal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margin-left="4.182cm" fo:margin-right="0cm" fo:margin-top="0.199cm" fo:margin-bottom="0cm" fo:text-align="justify" style:justify-single-word="false" fo:text-indent="0.026cm" style:auto-text-indent="false" fo:background-color="#e6e6e6">
        <style:tab-stops>
          <style:tab-stop style:position="-1.258cm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4.182cm" fo:margin-right="0cm" fo:margin-top="0.199cm" fo:margin-bottom="0cm" fo:text-align="justify" style:justify-single-word="false" fo:text-indent="0.026cm" style:auto-text-indent="false" fo:background-color="#e6e6e6">
        <style:tab-stops>
          <style:tab-stop style:position="-1.258cm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4.182cm" fo:margin-right="0cm" fo:margin-top="0.199cm" fo:margin-bottom="0cm" fo:text-align="justify" style:justify-single-word="false" fo:text-indent="0.026cm" style:auto-text-indent="false" fo:background-color="transparent">
        <style:tab-stops>
          <style:tab-stop style:position="-1.258cm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4.182cm" fo:margin-right="0cm" fo:margin-top="0.199cm" fo:margin-bottom="0cm" fo:text-align="justify" style:justify-single-word="false" fo:text-indent="0.026cm" style:auto-text-indent="false" fo:background-color="transparent" style:shadow="none">
        <style:tab-stops>
          <style:tab-stop style:position="-1.258cm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 style:master-page-name="">
      <style:paragraph-properties fo:margin-left="0.026cm" fo:margin-right="0cm" fo:margin-top="0.199cm" fo:margin-bottom="0cm" fo:text-align="justify" style:justify-single-word="false" fo:text-indent="0cm" style:auto-text-indent="false" style:page-number="auto">
        <style:tab-stops/>
      </style:paragraph-properties>
      <style:text-properties fo:font-size="11pt" fo:font-weight="normal" style:font-size-asian="9.60000038146973pt" style:font-weight-asian="normal" style:font-size-complex="11pt" style:font-weight-complex="normal"/>
    </style:style>
    <style:style style:name="P8" style:family="paragraph" style:parent-style-name="Standard" style:list-style-name="L1" style:master-page-name="">
      <style:paragraph-properties fo:margin-left="0.026cm" fo:margin-right="0cm" fo:margin-top="0.199cm" fo:margin-bottom="0cm" fo:text-align="justify" style:justify-single-word="false" fo:text-indent="0cm" style:auto-text-indent="false" style:page-number="auto">
        <style:tab-stops/>
      </style:paragraph-properties>
      <style:text-properties fo:font-size="11pt" fo:font-weight="normal" style:font-size-asian="9.60000038146973pt" style:font-weight-asian="normal" style:font-size-complex="11pt" style:font-weight-complex="normal"/>
    </style:style>
    <style:style style:name="P9" style:family="paragraph" style:parent-style-name="Standard" style:list-style-name="L1" style:master-page-name="">
      <style:paragraph-properties fo:margin-left="0.026cm" fo:margin-right="0cm" fo:margin-top="0.199cm" fo:margin-bottom="0cm" fo:text-align="justify" style:justify-single-word="false" fo:keep-together="always" fo:text-indent="0cm" style:auto-text-indent="false" style:page-number="auto" style:shadow="none">
        <style:tab-stops/>
      </style:paragraph-properties>
      <style:text-properties fo:font-size="11pt" fo:font-weight="normal" style:font-size-asian="9.60000038146973pt" style:font-weight-asian="normal" style:font-size-complex="11pt" style:font-weight-complex="normal"/>
    </style:style>
    <style:style style:name="P10" style:family="paragraph" style:parent-style-name="Standard" style:list-style-name="L1">
      <style:paragraph-properties fo:margin-left="0.026cm" fo:margin-right="0cm" fo:margin-top="0.199cm" fo:margin-bottom="0cm" fo:text-align="justify" style:justify-single-word="false" fo:text-indent="0cm" style:auto-text-indent="false">
        <style:tab-stops/>
      </style:paragraph-properties>
      <style:text-properties fo:font-size="11pt" fo:font-weight="normal" style:font-size-asian="9.60000038146973pt" style:font-weight-asian="normal" style:font-size-complex="11pt" style:font-weight-complex="normal"/>
    </style:style>
    <style:style style:name="P11" style:family="paragraph" style:parent-style-name="Standard" style:list-style-name="L1">
      <style:paragraph-properties fo:margin-left="0.026cm" fo:margin-right="0cm" fo:margin-top="0.199cm" fo:margin-bottom="0cm" fo:text-align="justify" style:justify-single-word="false" fo:keep-together="always" fo:text-indent="0cm" style:auto-text-indent="false" style:shadow="none">
        <style:tab-stops/>
      </style:paragraph-properties>
      <style:text-properties fo:font-size="11pt" fo:font-weight="normal" style:font-size-asian="9.60000038146973pt" style:font-weight-asian="normal" style:font-size-complex="11pt" style:font-weight-complex="normal"/>
    </style:style>
    <style:style style:name="P12" style:family="paragraph" style:parent-style-name="Standard" style:list-style-name="L1">
      <style:paragraph-properties fo:margin-left="0.026cm" fo:margin-right="0cm" fo:margin-top="0.199cm" fo:margin-bottom="0cm" fo:text-align="justify" style:justify-single-word="false" fo:text-indent="0cm" style:auto-text-indent="false" style:shadow="none">
        <style:tab-stops/>
      </style:paragraph-properties>
      <style:text-properties fo:font-size="11pt" fo:font-weight="normal" style:font-size-asian="9.60000038146973pt" style:font-weight-asian="normal" style:font-size-complex="11pt" style:font-weight-complex="normal"/>
    </style:style>
    <style:style style:name="P13" style:family="paragraph" style:parent-style-name="Standard" style:master-page-name="">
      <style:paragraph-properties fo:margin-left="4.182cm" fo:margin-right="0cm" fo:margin-top="0.199cm" fo:margin-bottom="0cm" fo:text-align="justify" style:justify-single-word="false" fo:text-indent="0.026cm" style:auto-text-indent="false" style:page-number="auto" fo:background-color="#e6e6e6">
        <style:tab-stops>
          <style:tab-stop style:position="-1.258cm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4" style:family="paragraph" style:parent-style-name="Standard" style:master-page-name="">
      <style:paragraph-properties fo:margin-left="4.182cm" fo:margin-right="0cm" fo:margin-top="0cm" fo:margin-bottom="0cm" fo:text-align="justify" style:justify-single-word="false" fo:text-indent="0.026cm" style:auto-text-indent="false" style:page-number="auto" fo:background-color="transparent">
        <style:tab-stops>
          <style:tab-stop style:position="-1.258cm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5" style:family="paragraph" style:parent-style-name="Standard" style:list-style-name="L1">
      <style:paragraph-properties fo:margin-left="2.489cm" fo:margin-right="0cm" fo:margin-top="0.199cm" fo:margin-bottom="0cm" fo:text-align="justify" style:justify-single-word="false" fo:text-indent="0cm" style:auto-text-indent="false">
        <style:tab-stops/>
      </style:paragraph-properties>
      <style:text-properties fo:font-size="11pt" fo:font-weight="normal" style:font-size-asian="9.60000038146973pt" style:font-weight-asian="normal" style:font-size-complex="11pt" style:font-weight-complex="normal"/>
    </style:style>
    <style:style style:name="P16" style:family="paragraph" style:parent-style-name="Standard" style:master-page-name="">
      <style:paragraph-properties fo:margin-top="0cm" fo:margin-bottom="0.801cm"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eguláris kifejezések</text:p>
      <text:p text:style-name="P7">Reguláris kifejezések használatakor egy komplex mintát adunk meg (reguláris kifejezés), és azt vizsgáljuk, hogy a feldolgozandó adatok (általában szöveges fájlok) melyik része illeszkedik a megadott mintára. A reguláris kifejezések karakterekből állnak, melyek közül néhány speciális jelentést hordoz (meta karakterek).</text:p>
      <text:p text:style-name="P1">Szabályok</text:p>
      <text:list xml:id="list37599811" text:style-name="L1">
        <text:list-item>
          <text:p text:style-name="P10">Egy egyedülálló karakter önmagára illeszkedik (nem lehet *[\]^$). pld egy alma reguláris kifejezés a vizsgált szövegben bárhol előforduló alma karakterláncra illeszkedni fog.</text:p>
        </text:list-item>
      </text:list>
      <text:p text:style-name="P13"/>
      <text:p text:style-name="P3">$ echo -e korte alma narancs”\n”repulo alma auto|grep '<text:span text:style-name="T1">alma</text:span>'</text:p>
      <text:p text:style-name="P3"/>
      <text:p text:style-name="P4">#két sornyi felsorolást küldök a grep bemenetére. Mind két sorban </text:p>
      <text:p text:style-name="P4">#szerepel az alma karakterlánc ezért mind két sort kiválasztja </text:p>
      <text:list xml:id="list37626009" text:continue-list="list37599811" text:style-name="L1">
        <text:list-item text:start-value="1">
          <text:p text:style-name="P8">\c páros, ahol c egy látható karakter, a c karakterre illeszkedik</text:p>
        </text:list-item>
      </text:list>
      <text:p text:style-name="P13"/>
      <text:p text:style-name="P3">$ echo -e korte alma narancs”\n”repulo hajo auto|grep '<text:span text:style-name="T1">\j</text:span>'</text:p>
      <text:p text:style-name="P3"/>
      <text:p text:style-name="P4">#/j illeszkedik a hajó j betüjére így a második sor lesz kiválasztva </text:p>
      <text:list xml:id="list37620541" text:continue-list="list37626009" text:style-name="L1">
        <text:list-item text:start-value="1">
          <text:p text:style-name="P10">. (pont) bármely nem újsor karakterre illeszkedik</text:p>
        </text:list-item>
      </text:list>
      <text:p text:style-name="P13"/>
      <text:p text:style-name="P3">$ echo -e aba abc an00”\n”repulo hajo auto|grep '<text:span text:style-name="T1">ab.</text:span>'</text:p>
      <text:p text:style-name="P3"/>
      <text:p text:style-name="P4">#ab. illeszkedik az első sor minden elemére </text:p>
      <text:list xml:id="list37613387" text:continue-list="list37620541" text:style-name="L1">
        <text:list-item text:start-value="1">
          <text:p text:style-name="P10">Ha e egy reguláris kifejezés, akkor e* egy olyan reguláris kifejezés, amely e reguláris kifejezés 0 vagy többszöri előfordulását jelzi</text:p>
        </text:list-item>
      </text:list>
      <text:p text:style-name="P13"/>
      <text:p text:style-name="P3">$ echo -e a aa a00 „”|grep '<text:span text:style-name="T1">a*</text:span>'</text:p>
      <text:p text:style-name="P3"/>
      <text:p text:style-name="P4">#a* illeszkedik az a-ra, aa-ra a00-ra és az üres stringre is </text:p>
      <text:list xml:id="list37619110" text:continue-list="list37613387" text:style-name="L1">
        <text:list-item text:start-value="1">
          <text:p text:style-name="P10">Ha e egy reguláris kifejezés, akkor e+ egy olyan reguláris kifejezés , amely a reguláris kifejezés 1 vagy többszöri előforduását jelzi.</text:p>
        </text:list-item>
      </text:list>
      <text:p text:style-name="P13"/>
      <text:p text:style-name="P3">$ echo -e a aa a00|grep '<text:span text:style-name="T1">a+</text:span>'</text:p>
      <text:p text:style-name="P3">$ echo -e a aa a00|grep '<text:span text:style-name="T1">aa*</text:span>'</text:p>
      <text:p text:style-name="P3"/>
      <text:p text:style-name="P4">#a+ illeszkedik az a-ra, aa-ra a00-ra. A két kifejezés ekvivalens.</text:p>
      <text:list xml:id="list37629877" text:continue-list="list37619110" text:style-name="L1">
        <text:list-item text:start-value="1">
          <text:p text:style-name="P9">[..] szögletes zárójelbe tett karaktersorozat illeszkedik az abban a pozicióban lévő bármely, a zárójelben felsorolt karakterre. Az egymás után következő karaktereket rövidíteni lehet kötőjel használatával.</text:p>
        </text:list-item>
        <text:list-item>
          <text:p text:style-name="P15"><text:soft-page-break/>0-9a-z jelenti az összes számjegyet és az angol abc összes kisbetüjét.</text:p>
        </text:list-item>
        <text:list-item>
          <text:p text:style-name="P15">A nyitó zárójelet követő ^ jel a felsorolt karakterek tagadása. Pld. [^0-9] jelentése: minden nem szám karakter.</text:p>
        </text:list-item>
        <text:list-item>
          <text:p text:style-name="P15">A ] zárójel csak a felsorolás első tagja lehet.</text:p>
        </text:list-item>
        <text:list-item>
          <text:p text:style-name="P15">Két egymást követő reguláris kifejezés szintén reguláris kifejezés. Pld a [^0-9][0-9] kifejezés egy nem szám karaktert követő számkarakterre illeszkedik.</text:p>
        </text:list-item>
        <text:list-item>
          <text:p text:style-name="P8">Két egymástól | jellel vagy újsorral elválasztot reguláris kifejezés illeszkedik akár az egyik akár a másik kifejezésre.</text:p>
        </text:list-item>
      </text:list>
      <text:p text:style-name="P13"/>
      <text:p text:style-name="P3">$ echo -e a b .hide|grep '<text:span text:style-name="T1">[a-z]|\.</text:span>'</text:p>
      <text:p text:style-name="P3"/>
      <text:p text:style-name="P4">#[a-z]|\. illeszkedik az a-ra, b-re és a .hide-ra is</text:p>
      <text:list xml:id="list37620761" text:continue-list="list37629877" text:style-name="L1">
        <text:list-item text:start-value="1">
          <text:p text:style-name="P11">A \(...\) tett reguláris kifejezés illeszkedik a zárójelbe tett kifejezésre, és egyben megjelöli azt. Erre később a \n -el lehet hivatkozni, ahol az n az n.-dik zárójelbe tett kifejezés.</text:p>
        </text:list-item>
        <text:list-item>
          <text:p text:style-name="P12">^ jel a sor elejére a $ jel a sor végére illeszti a mintát.</text:p>
        </text:list-item>
      </text:list>
      <text:p text:style-name="P13"/>
      <text:p text:style-name="P3">$ echo -e a b c”\n”.hide|grep '<text:span text:style-name="T1">^$</text:span>'</text:p>
      <text:p text:style-name="P3"/>
      <text:p text:style-name="P4">#^$ csak a második, üres sorra illeszkedik.</text:p>
      <text:p text:style-name="P14"/>
      <text:p text:style-name="P13"/>
      <text:p text:style-name="P3">$ echo -e a bb ccc”\n”1 2 3| grep '<text:span text:style-name="T1">^[^0-9]*$</text:span>'</text:p>
      <text:p text:style-name="P3"/>
      <text:p text:style-name="P4">#^[^0-9]*$ csak az első sorra illeszkedik, mert az nem tartalmaz számot</text:p>
      <text:p text:style-name="P5"/>
      <text:list xml:id="list37634410" text:continue-list="list37620761" text:style-name="L1">
        <text:list-item text:start-value="1">
          <text:p text:style-name="P11">A \n kifejezés (ahol n egy szám) a zárójelezéssel kijelölt mintára hivatkozik, mégpedig a kijelölés sorrendjében</text:p>
        </text:list-item>
      </text:list>
      <text:p text:style-name="P13"/>
      <text:p text:style-name="P3">$ echo -e axcdexa”\n”1 2 3| grep '<text:span text:style-name="T1">^\(.\)\(.\).*\2\1$</text:span>'</text:p>
      <text:p text:style-name="P3"/>
      <text:p text:style-name="P4">#az elso sorra illeszkedik, aminek első két karaktere tükörszimmetrikus</text:p>
      <text:p text:style-name="P6"/>
      <text:p text:style-name="P2"/>
      <text:p text:style-name="P2">Még ki kell dolgozni :</text:p>
      <text:p text:style-name="P2">A reguláris kifejezések alapvetően mohók, ami azt jelenti, hogy egy reguláris kifejezést úgy keres, hogy az a legbővebb találatotot eredményezze. Vagyis, ha egy dzsóker karakter elnyel minden találatot, és az utolsó olyan előfordulásra illeszkedik, amelyik a dzsóker karaktereket követi. Pld '\([.]*\)a' illeszkedik a 'aaa' -ra és az \1 számú megjelölés tartalma 'aa' lesz. Ha azt szeretnénk, hog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hu" fo:country="HU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7-09-17T16:01:11</meta:creation-date>
    <dc:date>2009-03-31T17:52:16</dc:date>
    <dc:language>hu-HU</dc:language>
    <meta:editing-cycles>134</meta:editing-cycles>
    <meta:editing-duration>PT44H30M23S</meta:editing-duration>
    <meta:print-date>2009-03-31T17:49:43.79</meta:print-date>
    <meta:document-statistic meta:table-count="0" meta:image-count="0" meta:object-count="0" meta:page-count="2" meta:paragraph-count="39" meta:word-count="533" meta:character-count="3435"/>
    <meta:user-defined meta:name="Info 1"/>
    <meta:user-defined meta:name="Info 2"/>
    <meta:user-defined meta:name="Info 3"/>
    <meta:user-defined meta:name="Info 4"/>
  </office:meta>
</office:document-meta>
</file>